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33333" draw:marker-start-width="0.252cm" draw:marker-end-width="0.252cm" draw:fill="solid" draw:fill-color="#729fcf" draw:textarea-vertical-align="middle" draw:auto-grow-height="false" draw:fit-to-size="false" style:shrink-to-fit="true" fo:min-height="0.713cm" fo:padding-top="0.142cm" fo:padding-bottom="0.142cm" fo:padding-left="0.267cm" fo:padding-right="0.267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color="#333333" draw:fill="solid" draw:fill-color="#ffff38" draw:textarea-vertical-align="middle" draw:auto-grow-height="false" draw:fit-to-size="false" style:shrink-to-fit="true" fo:min-height="0.713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color="#333333" draw:fill="solid" draw:fill-color="#ffff38" draw:textarea-vertical-align="middle" draw:auto-grow-height="false" draw:fit-to-size="false" style:shrink-to-fit="true" fo:min-height="0.713cm" loext:decorative="false"/>
      <style:paragraph-properties style:writing-mode="lr-tb"/>
    </style:style>
    <style:style style:name="gr5" style:family="graphic" style:parent-style-name="standard">
      <style:graphic-properties draw:stroke="solid" svg:stroke-color="#333333" draw:fill="solid" draw:fill-color="#afd095" draw:textarea-vertical-align="middle" draw:auto-grow-height="false" draw:fit-to-size="false" style:shrink-to-fit="true" fo:min-height="0.713cm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333333" draw:marker-start-width="0.252cm" draw:marker-end-width="0.252cm" draw:fill="solid" draw:fill-color="#ffb66c" draw:textarea-vertical-align="middle" draw:auto-grow-height="false" draw:fit-to-size="false" style:shrink-to-fit="true" fo:min-height="0.713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b66c" draw:textarea-vertical-align="middle" fo:min-height="1.008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線の終点_20_1" draw:marker-end-width="0.3cm" draw:fill="none" draw:textarea-vertical-align="middle" loext:decorative="false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vertical-align="middle" fo:min-height="0.713cm" fo:padding-top="0.134cm" fo:padding-bottom="0.134cm" fo:padding-left="0.259cm" fo:padding-right="0.259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942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fill="none" draw:textarea-vertical-align="middle" loext:decorative="false"/>
    </style:style>
    <style:style style:name="gr13" style:family="graphic" style:parent-style-name="standard">
      <style:graphic-properties draw:stroke="solid" svg:stroke-color="#000000" draw:fill="none" draw:textarea-vertical-align="middle" fo:min-height="0.789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textarea-vertical-align="middle" draw:auto-grow-height="false" draw:fit-to-size="false" style:shrink-to-fit="true" fo:min-height="0.396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solid" draw:fill-color="#729fc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ffff38"/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solid" draw:fill-color="#ffff38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afd095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b66c"/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afd09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font-size="18pt" fo:font-weight="bold"/>
    </style:style>
    <style:style style:name="P15" style:family="paragraph">
      <loext:graphic-properties draw:fill="none"/>
      <style:paragraph-properties fo:text-align="center"/>
      <style:text-properties fo:font-size="18pt" fo:font-weight="bold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JP" style:font-size-asian="14pt" style:font-style-asian="normal" style:font-weight-asian="bold" style:font-name-complex="呡歡潐䝯瑨楣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JP" style:font-size-asian="16pt" style:font-style-asian="normal" style:font-weight-asian="bold" style:font-name-complex="呡歡潐䝯瑨楣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JP" style:font-size-asian="12pt" style:font-style-asian="normal" style:font-weight-asian="bold" style:font-name-complex="呡歡潐䝯瑨楣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呡歡潐䝯瑨楣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1" draw:id="id1" draw:layer="layout" svg:width="5cm" svg:height="2.5cm" svg:x="8cm" svg:y="3.031cm">
          <draw:text-box>
            <text:p text:style-name="P1"><text:span text:style-name="T1">CPU Node</text:span><text:span text:style-name="T2"><text:line-break/></text:span><text:span text:style-name="T3">Local Memory</text:span></text:p>
          </draw:text-box>
          <draw:glue-point draw:id="4" svg:x="2.068cm" svg:y="5.004cm"/>
          <draw:glue-point draw:id="5" svg:x="3.072cm" svg:y="0.088cm"/>
          <draw:glue-point draw:id="6" svg:x="2.504cm" svg:y="0.012cm"/>
        </draw:frame>
        <draw:g draw:style-name="gr2" xml:id="id7" draw:id="id7">
          <draw:frame draw:style-name="gr3" draw:text-style-name="P4" draw:layer="layout" svg:width="5.5cm" svg:height="2.056cm" svg:x="2.003cm" svg:y="16.196cm">
            <draw:text-box>
              <text:p text:style-name="P3"><text:span text:style-name="T3">PSC Fabric </text:span><text:span text:style-name="T3">Domain</text:span><text:span text:style-name="T4"><text:line-break/></text:span><text:span text:style-name="T5">(Trusted Device </text:span><text:span text:style-name="T5">Mode)</text:span></text:p>
            </draw:text-box>
          </draw:frame>
          <draw:frame draw:style-name="gr4" draw:text-style-name="P6" draw:layer="layout" svg:width="5.5cm" svg:height="2.5cm" svg:x="2.003cm" svg:y="18.252cm">
            <draw:text-box>
              <text:p text:style-name="P5"><text:span text:style-name="T1">Memory Node</text:span><text:span text:style-name="T6"><text:line-break/></text:span><text:span text:style-name="T6">GPU Node</text:span><text:span text:style-name="T6"><text:line-break/></text:span><text:span text:style-name="T6">NVMe Storage Node</text:span><text:span text:style-name="T7"><text:line-break/></text:span><text:span text:style-name="T7">(Trusted Fabric Device</text:span><text:span text:style-name="T8">)</text:span></text:p>
            </draw:text-box>
          </draw:frame>
        </draw:g>
        <draw:frame draw:style-name="gr5" draw:text-style-name="P8" xml:id="id2" draw:id="id2" draw:layer="layout" svg:width="5cm" svg:height="2.5cm" svg:x="11.001cm" svg:y="16.231cm">
          <draw:text-box>
            <text:p text:style-name="P7"><text:span text:style-name="T3">PSC </text:span><text:span text:style-name="T3">Fabric</text:span><text:span text:style-name="T3"><text:line-break/></text:span><text:span text:style-name="T3">Domain</text:span><text:span text:style-name="T3"><text:line-break/></text:span><text:span text:style-name="T9">(Compute </text:span><text:span text:style-name="T9">Fabric)</text:span></text:p>
          </draw:text-box>
          <draw:glue-point draw:id="4" svg:x="-3.002cm" svg:y="4.976cm"/>
          <draw:glue-point draw:id="5" svg:x="2.996cm" svg:y="4.996cm"/>
        </draw:frame>
        <draw:g draw:style-name="gr2" xml:id="id8" draw:id="id8">
          <draw:frame draw:style-name="gr6" draw:text-style-name="P9" draw:layer="layout" svg:width="6cm" svg:height="4.003cm" svg:x="7.5cm" svg:y="9.531cm">
            <draw:text-box>
              <text:p text:style-name="P3"><text:span text:style-name="T10">PSC</text:span><text:span text:style-name="T11"><text:line-break/></text:span><text:span text:style-name="T10">Fabri</text:span><text:span text:style-name="T10">c </text:span><text:span text:style-name="T10">Contr</text:span><text:span text:style-name="T10">oller</text:span><text:span text:style-name="T9"><text:line-break/></text:span><text:span text:style-name="T9">Resolver</text:span><text:span text:style-name="T9"><text:line-break/></text:span><text:span text:style-name="T9">Schedule</text:span><text:span text:style-name="T9">r</text:span><text:span text:style-name="T9"><text:line-break/></text:span><text:span text:style-name="T9">Routing </text:span><text:span text:style-name="T9">Control</text:span><text:span text:style-name="T9"><text:line-break/></text:span><text:span text:style-name="T9">Transfer </text:span><text:span text:style-name="T9">Engine</text:span></text:p>
            </draw:text-box>
            <draw:glue-point draw:id="4" svg:x="-1.956cm" svg:y="4.964cm"/>
            <draw:glue-point draw:id="5" svg:x="2.056cm" svg:y="4.964cm"/>
          </draw:frame>
          <draw:frame draw:style-name="gr7" draw:text-style-name="P9" draw:layer="layout" svg:width="6cm" svg:height="1.467cm" svg:x="7.5cm" svg:y="8.079cm">
            <draw:text-box>
              <text:p text:style-name="P3"><text:span text:style-name="T5">Host Link</text:span><text:span text:style-name="T5"><text:line-break/></text:span><text:span text:style-name="T5">Phase 1: PCIe</text:span><text:span text:style-name="T5"><text:line-break/></text:span><text:span text:style-name="T5">Future: Optical </text:span><text:span text:style-name="T5">High-Speed </text:span><text:span text:style-name="T5">Link</text:span></text:p>
            </draw:text-box>
          </draw:frame>
        </draw:g>
        <draw:frame draw:style-name="gr5" draw:text-style-name="P11" xml:id="id4" draw:id="id4" draw:layer="layout" svg:width="3cm" svg:height="2.5cm" svg:x="8.003cm" svg:y="21.391cm">
          <draw:text-box>
            <text:p text:style-name="P10"><text:span text:style-name="T12">PSC</text:span><text:span text:style-name="T12"><text:line-break/></text:span><text:span text:style-name="T12">Fabric </text:span><text:span text:style-name="T12">Node</text:span></text:p>
          </draw:text-box>
        </draw:frame>
        <draw:frame draw:style-name="gr5" draw:text-style-name="P11" xml:id="id5" draw:id="id5" draw:layer="layout" svg:width="3cm" svg:height="2.5cm" svg:x="11.502cm" svg:y="21.39cm">
          <draw:text-box>
            <text:p text:style-name="P10"><text:span text:style-name="T12">P</text:span><text:span text:style-name="T12">S</text:span><text:span text:style-name="T12">C</text:span><text:span text:style-name="T12"><text:line-break/></text:span><text:span text:style-name="T12">Fa</text:span><text:span text:style-name="T12">br</text:span><text:span text:style-name="T12">ic </text:span><text:span text:style-name="T12">N</text:span><text:span text:style-name="T12">od</text:span><text:span text:style-name="T12">e</text:span></text:p>
          </draw:text-box>
        </draw:frame>
        <draw:frame draw:style-name="gr5" draw:text-style-name="P11" xml:id="id3" draw:id="id3" draw:layer="layout" svg:width="4cm" svg:height="2.5cm" svg:x="15cm" svg:y="21.391cm">
          <draw:text-box>
            <text:p text:style-name="P10"><text:span text:style-name="T12">G</text:span><text:span text:style-name="T12">AI</text:span><text:span text:style-name="T12">O</text:span><text:span text:style-name="T12">S</text:span><text:span text:style-name="T12"><text:line-break/></text:span><text:span text:style-name="T12">N</text:span><text:span text:style-name="T12">et</text:span><text:span text:style-name="T12">w</text:span><text:span text:style-name="T12">or</text:span><text:span text:style-name="T12">k </text:span><text:span text:style-name="T12">N</text:span><text:span text:style-name="T12">od</text:span><text:span text:style-name="T12">e</text:span><text:span text:style-name="T13"><text:line-break/></text:span><text:span text:style-name="T13">(</text:span><text:span text:style-name="T9">O</text:span><text:span text:style-name="T9">pe</text:span><text:span text:style-name="T9">n </text:span><text:span text:style-name="T9">Ne</text:span><text:span text:style-name="T9">tw</text:span><text:span text:style-name="T9">ork</text:span><text:span text:style-name="T9">)</text:span></text:p>
          </draw:text-box>
        </draw:frame>
        <draw:connector draw:style-name="gr8" draw:text-style-name="P12" draw:layer="layout" svg:x1="10.5cm" svg:y1="5.531cm" svg:x2="10.5cm" svg:y2="8.16cm" draw:start-shape="id1" draw:start-glue-point="2" svg:d="M10500 5531v2629" svg:viewBox="0 0 1 2630">
          <text:p/>
        </draw:connector>
        <draw:frame draw:style-name="gr9" draw:text-style-name="P13" xml:id="id6" draw:id="id6" draw:layer="layout" svg:width="7.493cm" svg:height="1.137cm" svg:x="7.571cm" svg:y="26.416cm">
          <draw:text-box>
            <text:p text:style-name="P3"><text:span text:style-name="T14">Fabric </text:span><text:span text:style-name="T14">Expansion / </text:span><text:span text:style-name="T14">Cluster </text:span><text:span text:style-name="T14">Extension</text:span><text:span text:style-name="T14"><text:line-break/></text:span><text:span text:style-name="T5">(Scale-out Fabric)</text:span></text:p>
          </draw:text-box>
          <draw:glue-point draw:id="4" svg:x="2.247cm" svg:y="-4.964cm"/>
          <draw:glue-point draw:id="5" svg:x="-2.546cm" svg:y="-5.015cm"/>
        </draw:frame>
        <draw:connector draw:style-name="gr8" draw:text-style-name="P12" draw:layer="layout" svg:x1="14.999cm" svg:y1="18.73cm" svg:x2="17cm" svg:y2="21.391cm" draw:start-shape="id2" draw:start-glue-point="5" draw:end-shape="id3" draw:end-glue-point="0" svg:d="M14999 18730v1331h2001v1330" svg:viewBox="0 0 2002 2662">
          <text:p/>
        </draw:connector>
        <draw:connector draw:style-name="gr8" draw:text-style-name="P12" draw:layer="layout" svg:x1="12cm" svg:y1="18.725cm" svg:x2="9.503cm" svg:y2="21.391cm" draw:start-shape="id2" draw:start-glue-point="4" draw:end-shape="id4" draw:end-glue-point="0" svg:d="M12000 18725v1336h-2497v1330" svg:viewBox="0 0 2498 2667">
          <text:p/>
        </draw:connector>
        <draw:connector draw:style-name="gr8" draw:text-style-name="P12" draw:layer="layout" svg:x1="13.002cm" svg:y1="23.89cm" svg:x2="13cm" svg:y2="26.42cm" draw:start-shape="id5" draw:start-glue-point="2" draw:end-shape="id6" draw:end-glue-point="4" svg:d="M13002 23890v1259h-2v1271" svg:viewBox="0 0 3 2531">
          <text:p/>
        </draw:connector>
        <draw:connector draw:style-name="gr8" draw:text-style-name="P12" draw:layer="layout" svg:x1="13.427cm" svg:y1="18.731cm" svg:x2="12.928cm" svg:y2="21.39cm" svg:d="M13427 18731v1330h-499v1329" svg:viewBox="0 0 500 2660">
          <text:p/>
        </draw:connector>
        <draw:connector draw:style-name="gr8" draw:text-style-name="P12" draw:layer="layout" svg:x1="9.401cm" svg:y1="23.89cm" svg:x2="9.399cm" svg:y2="26.498cm" svg:d="M9401 23890v1298h-2v1310" svg:viewBox="0 0 3 2609">
          <text:p/>
        </draw:connector>
        <draw:frame draw:style-name="gr10" draw:text-style-name="P15" draw:layer="layout" svg:width="11.165cm" svg:height="1.192cm" svg:x="4.918cm" svg:y="1.159cm">
          <draw:text-box>
            <text:p text:style-name="P14">Figure 1. PSC System Architecture</text:p>
          </draw:text-box>
        </draw:frame>
        <draw:connector draw:style-name="gr11" draw:text-style-name="P12" draw:layer="layout" draw:line-skew="-0.473cm" svg:x1="4.753cm" svg:y1="16.196cm" svg:x2="13.501cm" svg:y2="16.231cm" draw:start-shape="id7" draw:start-glue-point="0" draw:end-shape="id2" draw:end-glue-point="0" svg:d="M4753 16196v-974h8748v1009" svg:viewBox="0 0 8749 1010">
          <text:p/>
        </draw:connector>
        <draw:connector draw:style-name="gr12" draw:text-style-name="P12" draw:layer="layout" draw:type="line" svg:x1="10.5cm" svg:y1="13.534cm" svg:x2="10.503cm" svg:y2="15.216cm" draw:start-shape="id8" draw:start-glue-point="2" svg:d="M10500 13534l3 1682" svg:viewBox="0 0 4 1683">
          <text:p/>
        </draw:connector>
        <draw:frame draw:style-name="gr13" draw:text-style-name="P16" draw:layer="layout" svg:width="2.5cm" svg:height="1.039cm" svg:x="10.617cm" svg:y="6.301cm">
          <draw:text-box>
            <text:p text:style-name="P3"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e</text:span><text:span text:style-name="T5">r</text:span><text:span text:style-name="T5"><text:line-break/>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/text:p>
          </draw:text-box>
        </draw:frame>
        <draw:frame draw:style-name="gr14" draw:text-style-name="P16" draw:layer="layout" svg:width="2.5cm" svg:height="1cm" svg:x="10.617cm" svg:y="13.855cm">
          <draw:text-box>
            <text:p text:style-name="P3"><text:span text:style-name="T5">Da</text:span><text:span text:style-name="T5">ta </text:span><text:span text:style-name="T5">Tr</text:span><text:span text:style-name="T5">an</text:span><text:span text:style-name="T5">sfe</text:span><text:span text:style-name="T5">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20" svg:d="M0 20l10-20 10 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28:50.671950575</meta:creation-date>
    <dc:date>2026-03-16T22:13:53.880517886</dc:date>
    <meta:editing-duration>PT27M14S</meta:editing-duration>
    <meta:editing-cycles>6</meta:editing-cycles>
    <meta:generator>LibreOffice/24.2.7.2$Linux_X86_64 LibreOffice_project/420$Build-2</meta:generator>
    <meta:document-statistic meta:object-count="23"/>
  </office:meta>
</office:document-meta>
</file>